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1.0kib">
            <text:p>1.0kib</text:p>
          </table:table-cell>
          <table:table-cell table:style-name="pd1" office:value-type="string" office:value="10.0kib">
            <text:p>10.0kib</text:p>
          </table:table-cell>
          <table:table-cell table:style-name="pd1" office:value-type="string" office:value="100.0kib">
            <text:p>100.0kib</text:p>
          </table:table-cell>
          <table:table-cell table:style-name="pd1" office:value-type="string" office:value="500.0kib">
            <text:p>500.0kib</text:p>
          </table:table-cell>
          <table:table-cell table:style-name="pd1" office:value-type="string" office:value="1.0mib">
            <text:p>1.0mib</text:p>
          </table:table-cell>
          <table:table-cell table:style-name="pd1" office:value-type="string" office:value="">
            <text:p/>
          </table:table-cell>
          <table:table-cell table:style-name="pd1" office:value-type="string" office:value="Units">
            <text:p>Units</text:p>
          </table:table-cell>
        </table:table-row>
        <table:table-row>
          <table:table-cell table:style-name="pd1" office:value-type="string" office:value="warp Total requests">
            <text:p>warp Total requests</text:p>
          </table:table-cell>
          <table:table-cell office:value-type="float" office:value="508517.0">
            <text:p>508517.0</text:p>
          </table:table-cell>
          <table:table-cell office:value-type="float" office:value="459742.0">
            <text:p>459742.0</text:p>
          </table:table-cell>
          <table:table-cell office:value-type="float" office:value="296911.0">
            <text:p>296911.0</text:p>
          </table:table-cell>
          <table:table-cell office:value-type="float" office:value="110972.0">
            <text:p>110972.0</text:p>
          </table:table-cell>
          <table:table-cell office:value-type="float" office:value="59066.0">
            <text:p>59066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warp Slowest">
            <text:p>warp Slowest</text:p>
          </table:table-cell>
          <table:table-cell office:value-type="float" office:value="170.0">
            <text:p>170.0</text:p>
          </table:table-cell>
          <table:table-cell office:value-type="float" office:value="200.0">
            <text:p>200.0</text:p>
          </table:table-cell>
          <table:table-cell office:value-type="float" office:value="269.0">
            <text:p>269.0</text:p>
          </table:table-cell>
          <table:table-cell office:value-type="float" office:value="835.0">
            <text:p>835.0</text:p>
          </table:table-cell>
          <table:table-cell office:value-type="float" office:value="234.0">
            <text:p>23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9th">
            <text:p>warp 99th</text:p>
          </table:table-cell>
          <table:table-cell office:value-type="float" office:value="25.0">
            <text:p>25.0</text:p>
          </table:table-cell>
          <table:table-cell office:value-type="float" office:value="29.0">
            <text:p>29.0</text:p>
          </table:table-cell>
          <table:table-cell office:value-type="float" office:value="42.0">
            <text:p>42.0</text:p>
          </table:table-cell>
          <table:table-cell office:value-type="float" office:value="78.0">
            <text:p>78.0</text:p>
          </table:table-cell>
          <table:table-cell office:value-type="float" office:value="37.0">
            <text:p>37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0th">
            <text:p>warp 90th</text:p>
          </table:table-cell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float" office:value="12.0">
            <text:p>12.0</text:p>
          </table:table-cell>
          <table:table-cell office:value-type="float" office:value="23.0">
            <text:p>23.0</text:p>
          </table:table-cell>
          <table:table-cell office:value-type="float" office:value="19.0">
            <text:p>1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75th">
            <text:p>warp 75th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9.0">
            <text:p>19.0</text:p>
          </table:table-cell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Median">
            <text:p>warp Median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25th">
            <text:p>warp 25th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Fastest">
            <text:p>warp Fastest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7.0">
            <text:p>7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Throughput">
            <text:p>warp Throughput</text:p>
          </table:table-cell>
          <table:table-cell office:value-type="float" office:value="4238.0">
            <text:p>4238.0</text:p>
          </table:table-cell>
          <table:table-cell office:value-type="float" office:value="3832.0">
            <text:p>3832.0</text:p>
          </table:table-cell>
          <table:table-cell office:value-type="float" office:value="2476.0">
            <text:p>2476.0</text:p>
          </table:table-cell>
          <table:table-cell office:value-type="float" office:value="925.0">
            <text:p>925.0</text:p>
          </table:table-cell>
          <table:table-cell office:value-type="float" office:value="493.0">
            <text:p>493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iftop-warp Cumulative Sent">
            <text:p>iftop-warp Cumulative Sent</text:p>
          </table:table-cell>
          <table:table-cell office:value-type="float" office:value="295698432.0">
            <text:p>295698432.0</text:p>
          </table:table-cell>
          <table:table-cell office:value-type="float" office:value="279969792.0">
            <text:p>279969792.0</text:p>
          </table:table-cell>
          <table:table-cell office:value-type="float" office:value="213909504.0">
            <text:p>213909504.0</text:p>
          </table:table-cell>
          <table:table-cell office:value-type="float" office:value="154140672.0">
            <text:p>154140672.0</text:p>
          </table:table-cell>
          <table:table-cell office:value-type="float" office:value="232783872.0">
            <text:p>232783872.0</text:p>
          </table:table-cell>
          <table:table-cell office:value-type="string" office:value="">
            <text:p/>
          </table:table-cell>
          <table:table-cell office:value-type="string" office:value="obj/s">
            <text:p>obj/s</text:p>
          </table:table-cell>
        </table:table-row>
        <table:table-row>
          <table:table-cell table:style-name="pd1" office:value-type="string" office:value="iftop-warp Cumulative Received">
            <text:p>iftop-warp Cumulative Received</text:p>
          </table:table-cell>
          <table:table-cell office:value-type="float" office:value="815792128.0">
            <text:p>815792128.0</text:p>
          </table:table-cell>
          <table:table-cell office:value-type="float" office:value="5014374318.0">
            <text:p>5014374318.0</text:p>
          </table:table-cell>
          <table:table-cell office:value-type="float" office:value="30709016166.0">
            <text:p>30709016166.0</text:p>
          </table:table-cell>
          <table:table-cell office:value-type="float" office:value="57123065036.0">
            <text:p>57123065036.0</text:p>
          </table:table-cell>
          <table:table-cell office:value-type="float" office:value="60988535603.0">
            <text:p>60988535603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Total">
            <text:p>iftop-warp Cumulative Total</text:p>
          </table:table-cell>
          <table:table-cell office:value-type="float" office:value="1105954078.0">
            <text:p>1105954078.0</text:p>
          </table:table-cell>
          <table:table-cell office:value-type="float" office:value="5293547192.0">
            <text:p>5293547192.0</text:p>
          </table:table-cell>
          <table:table-cell office:value-type="float" office:value="30923764531.0">
            <text:p>30923764531.0</text:p>
          </table:table-cell>
          <table:table-cell office:value-type="float" office:value="57230439219.0">
            <text:p>57230439219.0</text:p>
          </table:table-cell>
          <table:table-cell office:value-type="float" office:value="61203283968.0">
            <text:p>61203283968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Slowest">
            <text:p>oha Slowest</text:p>
          </table:table-cell>
          <table:table-cell office:value-type="float" office:value="455.0">
            <text:p>455.0</text:p>
          </table:table-cell>
          <table:table-cell office:value-type="float" office:value="541.0">
            <text:p>541.0</text:p>
          </table:table-cell>
          <table:table-cell office:value-type="float" office:value="675.0">
            <text:p>675.0</text:p>
          </table:table-cell>
          <table:table-cell office:value-type="float" office:value="1273.0">
            <text:p>1273.0</text:p>
          </table:table-cell>
          <table:table-cell office:value-type="float" office:value="660.0">
            <text:p>66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99th">
            <text:p>oha 99th</text:p>
          </table:table-cell>
          <table:table-cell office:value-type="float" office:value="150.0">
            <text:p>150.0</text:p>
          </table:table-cell>
          <table:table-cell office:value-type="float" office:value="137.0">
            <text:p>137.0</text:p>
          </table:table-cell>
          <table:table-cell office:value-type="float" office:value="198.0">
            <text:p>198.0</text:p>
          </table:table-cell>
          <table:table-cell office:value-type="float" office:value="531.0">
            <text:p>531.0</text:p>
          </table:table-cell>
          <table:table-cell office:value-type="float" office:value="227.0">
            <text:p>227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90th">
            <text:p>oha 90th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float" office:value="25.0">
            <text:p>25.0</text:p>
          </table:table-cell>
          <table:table-cell office:value-type="float" office:value="83.0">
            <text:p>83.0</text:p>
          </table:table-cell>
          <table:table-cell office:value-type="float" office:value="134.0">
            <text:p>13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75th">
            <text:p>oha 75th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5.0">
            <text:p>15.0</text:p>
          </table:table-cell>
          <table:table-cell office:value-type="float" office:value="54.0">
            <text:p>54.0</text:p>
          </table:table-cell>
          <table:table-cell office:value-type="float" office:value="125.0">
            <text:p>125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50th">
            <text:p>oha 50th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  <table:table-cell office:value-type="float" office:value="120.0">
            <text:p>12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25th">
            <text:p>oha 25th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117.0">
            <text:p>117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Fastest">
            <text:p>oha Fast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quests/sec">
            <text:p>oha Requests/sec</text:p>
          </table:table-cell>
          <table:table-cell office:value-type="float" office:value="5906.0">
            <text:p>5906.0</text:p>
          </table:table-cell>
          <table:table-cell office:value-type="float" office:value="5351.0">
            <text:p>5351.0</text:p>
          </table:table-cell>
          <table:table-cell office:value-type="float" office:value="3123.0">
            <text:p>3123.0</text:p>
          </table:table-cell>
          <table:table-cell office:value-type="float" office:value="937.0">
            <text:p>937.0</text:p>
          </table:table-cell>
          <table:table-cell office:value-type="float" office:value="400.0">
            <text:p>400.0</text:p>
          </table:table-cell>
          <table:table-cell office:value-type="string" office:value="">
            <text:p/>
          </table:table-cell>
          <table:table-cell office:value-type="string" office:value="req/s">
            <text:p>req/s</text:p>
          </table:table-cell>
        </table:table-row>
        <table:table-row>
          <table:table-cell table:style-name="pd1" office:value-type="string" office:value="oha Total data">
            <text:p>oha Total data</text:p>
          </table:table-cell>
          <table:table-cell office:value-type="float" office:value="362901667.0">
            <text:p>362901667.0</text:p>
          </table:table-cell>
          <table:table-cell office:value-type="float" office:value="3285649981.0">
            <text:p>3285649981.0</text:p>
          </table:table-cell>
          <table:table-cell office:value-type="float" office:value="19187766394.0">
            <text:p>19187766394.0</text:p>
          </table:table-cell>
          <table:table-cell office:value-type="float" office:value="28808493137.0">
            <text:p>28808493137.0</text:p>
          </table:table-cell>
          <table:table-cell office:value-type="float" office:value="25200720609.0">
            <text:p>2520072060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Total requests">
            <text:p>oha Total requests</text:p>
          </table:table-cell>
          <table:table-cell office:value-type="float" office:value="354400.0">
            <text:p>354400.0</text:p>
          </table:table-cell>
          <table:table-cell office:value-type="float" office:value="321111.0">
            <text:p>321111.0</text:p>
          </table:table-cell>
          <table:table-cell office:value-type="float" office:value="187400.0">
            <text:p>187400.0</text:p>
          </table:table-cell>
          <table:table-cell office:value-type="float" office:value="56272.0">
            <text:p>56272.0</text:p>
          </table:table-cell>
          <table:table-cell office:value-type="float" office:value="24029.0">
            <text:p>2402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Sent">
            <text:p>iftop-oha Cumulative Sent</text:p>
          </table:table-cell>
          <table:table-cell office:value-type="float" office:value="89758105.0">
            <text:p>89758105.0</text:p>
          </table:table-cell>
          <table:table-cell office:value-type="float" office:value="92903833.0">
            <text:p>92903833.0</text:p>
          </table:table-cell>
          <table:table-cell office:value-type="float" office:value="75707187.0">
            <text:p>75707187.0</text:p>
          </table:table-cell>
          <table:table-cell office:value-type="float" office:value="80635494.0">
            <text:p>80635494.0</text:p>
          </table:table-cell>
          <table:table-cell office:value-type="float" office:value="186646528.0">
            <text:p>186646528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Received">
            <text:p>iftop-oha Cumulative Received</text:p>
          </table:table-cell>
          <table:table-cell office:value-type="float" office:value="538968064.0">
            <text:p>538968064.0</text:p>
          </table:table-cell>
          <table:table-cell office:value-type="float" office:value="3360811909.0">
            <text:p>3360811909.0</text:p>
          </table:table-cell>
          <table:table-cell office:value-type="float" office:value="18575733555.0">
            <text:p>18575733555.0</text:p>
          </table:table-cell>
          <table:table-cell office:value-type="float" office:value="27702539059.0">
            <text:p>27702539059.0</text:p>
          </table:table-cell>
          <table:table-cell office:value-type="float" office:value="24266565222.0">
            <text:p>24266565222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Total">
            <text:p>iftop-oha Cumulative Total</text:p>
          </table:table-cell>
          <table:table-cell office:value-type="float" office:value="628097024.0">
            <text:p>628097024.0</text:p>
          </table:table-cell>
          <table:table-cell office:value-type="float" office:value="3457448673.0">
            <text:p>3457448673.0</text:p>
          </table:table-cell>
          <table:table-cell office:value-type="float" office:value="18575733555.0">
            <text:p>18575733555.0</text:p>
          </table:table-cell>
          <table:table-cell office:value-type="float" office:value="27702539059.0">
            <text:p>27702539059.0</text:p>
          </table:table-cell>
          <table:table-cell office:value-type="float" office:value="24481313587.0">
            <text:p>24481313587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calc warp Avg B/Req">
            <text:p>calc warp Avg B/Req</text:p>
          </table:table-cell>
          <table:table-cell office:value-type="float" office:value="2174.0">
            <text:p>2174.0</text:p>
          </table:table-cell>
          <table:table-cell office:value-type="float" office:value="11514.0">
            <text:p>11514.0</text:p>
          </table:table-cell>
          <table:table-cell office:value-type="float" office:value="104151.0">
            <text:p>104151.0</text:p>
          </table:table-cell>
          <table:table-cell office:value-type="float" office:value="515719.0">
            <text:p>515719.0</text:p>
          </table:table-cell>
          <table:table-cell office:value-type="float" office:value="1036184.0">
            <text:p>1036184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calc oha Avg B/Req">
            <text:p>calc oha Avg B/Req</text:p>
          </table:table-cell>
          <table:table-cell office:value-type="float" office:value="1772.0">
            <text:p>1772.0</text:p>
          </table:table-cell>
          <table:table-cell office:value-type="float" office:value="10767.0">
            <text:p>10767.0</text:p>
          </table:table-cell>
          <table:table-cell office:value-type="float" office:value="99123.0">
            <text:p>99123.0</text:p>
          </table:table-cell>
          <table:table-cell office:value-type="float" office:value="492297.0">
            <text:p>492297.0</text:p>
          </table:table-cell>
          <table:table-cell office:value-type="float" office:value="1018823.0">
            <text:p>1018823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